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style:text-autospace="none" fo:text-align="center" fo:margin-bottom="0in"/>
      <style:text-properties style:font-name="Times New Roman" fo:font-size="22pt" style:font-size-asian="22pt" style:font-size-complex="22pt"/>
    </style:style>
    <style:style style:name="P2" style:parent-style-name="Normale" style:family="paragraph">
      <style:paragraph-properties style:text-autospace="none" fo:text-align="center" fo:margin-bottom="0in"/>
      <style:text-properties style:font-name="Times New Roman" fo:font-size="12pt" style:font-size-asian="12pt" style:font-size-complex="12pt"/>
    </style:style>
    <style:style style:name="P3" style:parent-style-name="Normale" style:family="paragraph">
      <style:paragraph-properties style:text-autospace="none" fo:text-align="center" fo:margin-bottom="0in"/>
    </style:style>
    <style:style style:name="T4" style:parent-style-name="Car.predefinitoparagrafo" style:family="text">
      <style:text-properties style:font-name="Times New Roman" fo:font-size="12pt" style:font-size-asian="12pt" style:font-size-complex="12pt"/>
    </style:style>
    <style:style style:name="T5" style:parent-style-name="Car.predefinitoparagrafo" style:family="text">
      <style:text-properties style:font-name="Times New Roman" fo:font-size="9.5pt" style:font-size-asian="9.5pt" style:font-size-complex="9.5pt"/>
    </style:style>
    <style:style style:name="T6" style:parent-style-name="Car.predefinitoparagrafo" style:family="text">
      <style:text-properties style:font-name="Times New Roman" fo:font-size="12pt" style:font-size-asian="12pt" style:font-size-complex="12pt"/>
    </style:style>
    <style:style style:name="P7" style:parent-style-name="Normale" style:family="paragraph">
      <style:paragraph-properties style:text-autospace="none" fo:text-align="center" fo:margin-bottom="0in"/>
      <style:text-properties style:font-name="Times New Roman" fo:font-size="12pt" style:font-size-asian="12pt" style:font-size-complex="12pt"/>
    </style:style>
    <style:style style:name="P8" style:parent-style-name="Normale" style:family="paragraph">
      <style:paragraph-properties style:text-autospace="none" fo:text-align="center" fo:margin-bottom="0in"/>
      <style:text-properties style:font-name="Times New Roman" fo:font-size="12pt" style:font-size-asian="12pt" style:font-size-complex="12pt"/>
    </style:style>
    <style:style style:name="P9" style:parent-style-name="Normale" style:family="paragraph">
      <style:paragraph-properties style:text-autospace="none" fo:text-align="center" fo:margin-bottom="0in"/>
      <style:text-properties style:font-name="Times New Roman" fo:font-size="9.5pt" style:font-size-asian="9.5pt" style:font-size-complex="9.5pt"/>
    </style:style>
    <style:style style:name="P10" style:parent-style-name="Normale" style:family="paragraph">
      <style:paragraph-properties style:text-autospace="none" fo:margin-bottom="0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1" style:parent-style-name="Normale" style:family="paragraph">
      <style:paragraph-properties style:text-autospace="none" fo:text-align="justify" fo:margin-bottom="0in"/>
      <style:text-properties style:font-name="Times New Roman" fo:font-size="10pt" style:font-size-asian="10pt" style:font-size-complex="10pt"/>
    </style:style>
    <style:style style:name="P12" style:parent-style-name="Normale" style:family="paragraph">
      <style:paragraph-properties style:text-autospace="none" fo:text-align="justify" fo:margin-bottom="0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3" style:parent-style-name="Normale" style:family="paragraph">
      <style:paragraph-properties style:text-autospace="none" fo:text-align="justify" fo:margin-bottom="0in"/>
      <style:text-properties style:font-name="Times New Roman" fo:font-size="10pt" style:font-size-asian="10pt" style:font-size-complex="10pt"/>
    </style:style>
    <style:style style:name="P14" style:parent-style-name="Normale" style:family="paragraph">
      <style:paragraph-properties style:text-autospace="none" fo:text-align="justify" fo:margin-bottom="0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5" style:parent-style-name="Normale" style:family="paragraph">
      <style:paragraph-properties style:text-autospace="none" fo:text-align="justify" fo:margin-bottom="0in"/>
      <style:text-properties style:font-name="Times New Roman" fo:font-size="10pt" style:font-size-asian="10pt" style:font-size-complex="10pt"/>
    </style:style>
    <style:style style:name="P16" style:parent-style-name="Normale" style:family="paragraph">
      <style:paragraph-properties style:text-autospace="none" fo:margin-bottom="0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7" style:parent-style-name="Normale" style:family="paragraph">
      <style:paragraph-properties style:text-autospace="none" fo:text-align="justify" fo:margin-bottom="0in"/>
      <style:text-properties style:font-name="Times New Roman" fo:font-size="10pt" style:font-size-asian="10pt" style:font-size-complex="10pt"/>
    </style:style>
    <style:style style:name="P18" style:parent-style-name="Normale" style:family="paragraph">
      <style:paragraph-properties style:text-autospace="none" fo:text-align="justify" fo:margin-bottom="0in"/>
      <style:text-properties style:font-name="Times New Roman" fo:font-size="10pt" style:font-size-asian="10pt" style:font-size-complex="10pt"/>
    </style:style>
    <style:style style:name="P19" style:parent-style-name="Normale" style:family="paragraph">
      <style:paragraph-properties style:text-autospace="none" fo:text-align="justify" fo:margin-bottom="0in"/>
      <style:text-properties style:font-name="Times New Roman" fo:font-size="10pt" style:font-size-asian="10pt" style:font-size-complex="10pt"/>
    </style:style>
    <style:style style:name="P20" style:parent-style-name="Normale" style:family="paragraph">
      <style:paragraph-properties style:text-autospace="none" fo:text-align="justify" fo:margin-bottom="0in"/>
      <style:text-properties style:font-name="Times New Roman" fo:font-size="10pt" style:font-size-asian="10pt" style:font-size-complex="10pt"/>
    </style:style>
    <style:style style:name="P21" style:parent-style-name="Normale" style:family="paragraph">
      <style:paragraph-properties style:text-autospace="none" fo:text-align="justify" fo:margin-bottom="0in"/>
      <style:text-properties style:font-name="Times New Roman" fo:font-size="10pt" style:font-size-asian="10pt" style:font-size-complex="10pt"/>
    </style:style>
    <style:style style:name="P22" style:parent-style-name="Normale" style:family="paragraph">
      <style:paragraph-properties style:text-autospace="none" fo:text-align="justify" fo:margin-bottom="0in"/>
      <style:text-properties style:font-name="Times New Roman" fo:font-size="10pt" style:font-size-asian="10pt" style:font-size-complex="10pt"/>
    </style:style>
    <style:style style:name="P23" style:parent-style-name="Normale" style:family="paragraph">
      <style:paragraph-properties style:text-autospace="none" fo:text-align="justify" fo:margin-bottom="0in"/>
      <style:text-properties style:font-name="Times New Roman" fo:font-size="10pt" style:font-size-asian="10pt" style:font-size-complex="10pt"/>
    </style:style>
    <style:style style:name="P24" style:parent-style-name="Normale" style:family="paragraph">
      <style:paragraph-properties style:text-autospace="none" fo:text-align="justify" fo:margin-bottom="0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5" style:parent-style-name="Normale" style:family="paragraph">
      <style:paragraph-properties style:text-autospace="none" fo:text-align="justify" fo:margin-bottom="0in"/>
      <style:text-properties style:font-name="Times New Roman" fo:font-size="10pt" style:font-size-asian="10pt" style:font-size-complex="10pt"/>
    </style:style>
    <style:style style:name="P26" style:parent-style-name="Paragrafoelenco" style:list-style-name="LFO1" style:family="paragraph">
      <style:paragraph-properties style:text-autospace="none" fo:text-align="justify" fo:margin-bottom="0in"/>
      <style:text-properties style:font-name="Times New Roman" fo:font-size="10pt" style:font-size-asian="10pt" style:font-size-complex="10pt"/>
    </style:style>
    <style:style style:name="P27" style:parent-style-name="Paragrafoelenco" style:list-style-name="LFO1" style:family="paragraph">
      <style:paragraph-properties style:text-autospace="none" fo:text-align="justify" fo:margin-bottom="0in"/>
      <style:text-properties style:font-name="Times New Roman" fo:font-size="10pt" style:font-size-asian="10pt" style:font-size-complex="10pt"/>
    </style:style>
    <style:style style:name="P28" style:parent-style-name="Normale" style:family="paragraph">
      <style:paragraph-properties style:text-autospace="none" fo:margin-bottom="0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9" style:parent-style-name="Normale" style:family="paragraph">
      <style:paragraph-properties style:text-autospace="none" fo:margin-bottom="0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0" style:parent-style-name="Normale" style:family="paragraph">
      <style:paragraph-properties style:text-autospace="none" fo:text-align="justify" fo:margin-bottom="0in"/>
    </style:style>
    <style:style style:name="T31" style:parent-style-name="Car.predefinitoparagraf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32" style:parent-style-name="Car.predefinitoparagrafo" style:family="text">
      <style:text-properties style:font-name="Times New Roman" fo:font-size="10pt" style:font-size-asian="10pt" style:font-size-complex="10pt"/>
    </style:style>
    <style:style style:name="T33" style:parent-style-name="Car.predefinitoparagrafo" style:family="text">
      <style:text-properties style:font-name="Times New Roman" fo:font-size="10pt" style:font-size-asian="10pt" style:font-size-complex="10pt"/>
    </style:style>
    <style:style style:name="T34" style:parent-style-name="Car.predefinitoparagrafo" style:family="text">
      <style:text-properties style:font-name="Times New Roman" fo:font-size="10pt" style:font-size-asian="10pt" style:font-size-complex="10pt"/>
    </style:style>
    <style:style style:name="P35" style:parent-style-name="Normale" style:family="paragraph">
      <style:paragraph-properties style:text-autospace="none" fo:text-align="justify" fo:margin-bottom="0in"/>
    </style:style>
    <style:style style:name="T36" style:parent-style-name="Car.predefinitoparagraf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37" style:parent-style-name="Car.predefinitoparagrafo" style:family="text">
      <style:text-properties style:font-name="Times New Roman" fo:font-size="10pt" style:font-size-asian="10pt" style:font-size-complex="10pt"/>
    </style:style>
    <style:style style:name="T38" style:parent-style-name="Car.predefinitoparagrafo" style:family="text">
      <style:text-properties style:font-name="Times New Roman" fo:font-size="10pt" style:font-size-asian="10pt" style:font-size-complex="10pt"/>
    </style:style>
    <style:style style:name="T39" style:parent-style-name="Car.predefinitoparagrafo" style:family="text">
      <style:text-properties style:font-name="Times New Roman" fo:font-size="10pt" style:font-size-asian="10pt" style:font-size-complex="10pt"/>
    </style:style>
    <style:style style:name="P40" style:parent-style-name="Normale" style:family="paragraph">
      <style:paragraph-properties style:text-autospace="none" fo:text-align="justify" fo:margin-bottom="0in"/>
      <style:text-properties style:font-name="Times New Roman" fo:font-size="10pt" style:font-size-asian="10pt" style:font-size-complex="10pt"/>
    </style:style>
    <style:style style:name="P41" style:parent-style-name="Normale" style:family="paragraph">
      <style:paragraph-properties style:text-autospace="none" fo:text-align="justify" fo:margin-bottom="0in"/>
    </style:style>
    <style:style style:name="T42" style:parent-style-name="Car.predefinitoparagraf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43" style:parent-style-name="Car.predefinitoparagrafo" style:family="text">
      <style:text-properties style:font-name="Times New Roman" fo:font-size="10pt" style:font-size-asian="10pt" style:font-size-complex="10pt"/>
    </style:style>
    <style:style style:name="T44" style:parent-style-name="Car.predefinitoparagrafo" style:family="text">
      <style:text-properties style:font-name="Times New Roman" fo:font-size="10pt" style:font-size-asian="10pt" style:font-size-complex="10pt"/>
    </style:style>
    <style:style style:name="P45" style:parent-style-name="Normale" style:family="paragraph">
      <style:paragraph-properties style:text-autospace="none" fo:text-align="justify" fo:margin-bottom="0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6" style:parent-style-name="Paragrafoelenco" style:list-style-name="LFO2" style:family="paragraph">
      <style:paragraph-properties fo:text-align="justify"/>
    </style:style>
    <style:style style:name="T47" style:parent-style-name="Car.predefinitoparagrafo" style:family="text">
      <style:text-properties style:font-name="Times New Roman" fo:font-size="10pt" style:font-size-asian="10pt" style:font-size-complex="10pt"/>
    </style:style>
    <style:style style:name="T48" style:parent-style-name="Collegamentoipertestuale" style:family="text">
      <style:text-properties style:font-name="Times New Roman" fo:font-size="10pt" style:font-size-asian="10pt" style:font-size-complex="10pt"/>
    </style:style>
    <style:style style:name="P49" style:parent-style-name="Paragrafoelenco" style:list-style-name="LFO2" style:family="paragraph">
      <style:paragraph-properties fo:text-align="justify"/>
    </style:style>
    <style:style style:name="T50" style:parent-style-name="Car.predefinitoparagrafo" style:family="text">
      <style:text-properties style:font-name="Times New Roman" fo:font-size="10pt" style:font-size-asian="10pt" style:font-size-complex="10pt" fo:language="en" fo:country="US"/>
    </style:style>
    <style:style style:name="T51" style:parent-style-name="Car.predefinitoparagrafo" style:family="text">
      <style:text-properties style:font-name="Times New Roman" fo:font-style="italic" style:font-style-asian="italic" style:font-style-complex="italic" fo:font-size="10pt" style:font-size-asian="10pt" style:font-size-complex="10pt" fo:language="en" fo:country="US"/>
    </style:style>
    <style:style style:name="P52" style:parent-style-name="Paragrafoelenco" style:list-style-name="LFO2" style:family="paragraph">
      <style:paragraph-properties fo:text-align="justify"/>
    </style:style>
    <style:style style:name="T53" style:parent-style-name="Car.predefinitoparagrafo" style:family="text">
      <style:text-properties style:font-name="Times New Roman" fo:font-size="10pt" style:font-size-asian="10pt" style:font-size-complex="10pt" fo:language="en" fo:country="US"/>
    </style:style>
    <style:style style:name="T54" style:parent-style-name="Car.predefinitoparagrafo" style:family="text">
      <style:text-properties style:font-name="Times New Roman" fo:font-size="10pt" style:font-size-asian="10pt" style:font-size-complex="10pt" fo:language="en" fo:country="US"/>
    </style:style>
    <style:style style:name="T55" style:parent-style-name="Car.predefinitoparagrafo" style:family="text">
      <style:text-properties style:font-name="Times New Roman" fo:font-style="italic" style:font-style-asian="italic" style:font-style-complex="italic" fo:font-size="10pt" style:font-size-asian="10pt" style:font-size-complex="10pt" fo:language="en" fo:country="US"/>
    </style:style>
    <style:style style:name="P56" style:parent-style-name="Paragrafoelenco" style:list-style-name="LFO2" style:family="paragraph">
      <style:paragraph-properties fo:text-align="justify"/>
    </style:style>
    <style:style style:name="T57" style:parent-style-name="Car.predefinitoparagrafo" style:family="text">
      <style:text-properties style:font-name="Times New Roman" fo:font-size="10pt" style:font-size-asian="10pt" style:font-size-complex="10pt"/>
    </style:style>
    <style:style style:name="T58" style:parent-style-name="Car.predefinitoparagrafo" style:family="text">
      <style:text-properties style:font-name="Times New Roman" fo:font-size="10pt" style:font-size-asian="10pt" style:font-size-complex="10pt"/>
    </style:style>
    <style:style style:name="T59" style:parent-style-name="Car.predefinitoparagrafo" style:family="text">
      <style:text-properties style:font-name="Times New Roman" fo:font-size="10pt" style:font-size-asian="10pt" style:font-size-complex="10pt" fo:language="en" fo:country="US"/>
    </style:style>
    <style:style style:name="T60" style:parent-style-name="Car.predefinitoparagrafo" style:family="text">
      <style:text-properties style:font-name="Times New Roman" fo:font-style="italic" style:font-style-asian="italic" style:font-style-complex="italic" fo:font-size="10pt" style:font-size-asian="10pt" style:font-size-complex="10pt" fo:language="en" fo:country="US"/>
    </style:style>
    <style:style style:name="P61" style:parent-style-name="Paragrafoelenco" style:list-style-name="LFO2" style:family="paragraph">
      <style:paragraph-properties fo:text-align="justify"/>
    </style:style>
    <style:style style:name="T62" style:parent-style-name="Car.predefinitoparagrafo" style:family="text">
      <style:text-properties style:font-name="Times New Roman" fo:font-size="10pt" style:font-size-asian="10pt" style:font-size-complex="10pt" fo:language="en" fo:country="US"/>
    </style:style>
    <style:style style:name="T63" style:parent-style-name="Car.predefinitoparagrafo" style:family="text">
      <style:text-properties style:font-name="Times New Roman" fo:font-size="10pt" style:font-size-asian="10pt" style:font-size-complex="10pt" fo:language="en" fo:country="US"/>
    </style:style>
    <style:style style:name="T64" style:parent-style-name="Car.predefinitoparagrafo" style:family="text">
      <style:text-properties style:font-name="Times New Roman" fo:font-style="italic" style:font-style-asian="italic" style:font-style-complex="italic" fo:font-size="10pt" style:font-size-asian="10pt" style:font-size-complex="10pt" fo:language="en" fo:country="US"/>
    </style:style>
    <style:style style:name="P65" style:parent-style-name="Paragrafoelenco" style:list-style-name="LFO2" style:family="paragraph">
      <style:paragraph-properties fo:text-align="justify"/>
    </style:style>
    <style:style style:name="T66" style:parent-style-name="Car.predefinitoparagrafo" style:family="text">
      <style:text-properties style:font-name="Times New Roman" fo:font-size="10pt" style:font-size-asian="10pt" style:font-size-complex="10pt" fo:language="en" fo:country="US"/>
    </style:style>
    <style:style style:name="T67" style:parent-style-name="Car.predefinitoparagrafo" style:family="text">
      <style:text-properties style:font-name="Times New Roman" fo:font-size="10pt" style:font-size-asian="10pt" style:font-size-complex="10pt" fo:language="en" fo:country="US"/>
    </style:style>
    <style:style style:name="T68" style:parent-style-name="Car.predefinitoparagrafo" style:family="text">
      <style:text-properties style:font-name="Times New Roman" fo:font-style="italic" style:font-style-asian="italic" style:font-style-complex="italic" fo:font-size="10pt" style:font-size-asian="10pt" style:font-size-complex="10pt" fo:language="en" fo:country="US"/>
    </style:style>
    <style:style style:name="P69" style:parent-style-name="Standard" style:family="paragraph">
      <style:text-properties fo:language="en" fo:country="US"/>
    </style:style>
  </office:automatic-styles>
  <office:body>
    <office:text text:use-soft-page-breaks="true">
      <text:p text:style-name="P1">Physiradio: uno studio sulla Data Physicalization tramite lo sviluppo di un device IoT</text:p>
      <text:p text:style-name="P2"/>
      <text:p text:style-name="P3"><text:span text:style-name="T4">SIMONE SCARAVATI</text:span><text:span text:style-name="T5"><text:s/>–</text:span><text:span text:style-name="T6"><text:s/>870883</text:span></text:p>
      <text:p text:style-name="P7">TERMINE TIROCINIO: GENNAIO 2020</text:p>
      <text:p text:style-name="P8"/>
      <text:p text:style-name="P9"/>
      <text:p text:style-name="P10">1 - Ente presso cui è stato svolto il lavoro di stage</text:p>
      <text:p text:style-name="P11">L’attività di tirocinio è stata<text:s/>svolta internamente all’università. Il lavoro è stato fatto principalmente da remoto, con periodiche consultazioni presso l’ufficio del Prof. Andrea Trentini.</text:p>
      <text:p text:style-name="P12">2 - Contesto iniziale</text:p>
      <text:p text:style-name="P13">La richiesta iniziale è stata quella di eseguire uno studio sulla data physicalization, e di capire se ci potesse essere un collegamento significativo con il mondo dei sistemi embedded.<text:s/></text:p>
      <text:p text:style-name="P14">3 - Obiettivi del lavoro</text:p>
      <text:p text:style-name="P15">Dopo l’analisi degli studi, l’obiettivo prefissato è stato quello di creare un prototipo di dispositivo IoT in grado di<text:s/>“fisicalizzare” dati sul tempo atmosferico (proveniente da una piattaforma open source), sfruttando l’udito e la vista come sensi di cognizione del dato, tramite una combinazione di musica e colori. Si è cercato successivamente di capire se un utente medio possa essere incuriosito, da un oggetto simile, e genuinamente predisposto a capirne il funzionamento.</text:p>
      <text:p text:style-name="P16">4 - Descrizione lavoro svolto</text:p>
      <text:p text:style-name="P17">Il primo lavoro svolto è consistito nell’analisi dello stato dell’arte, riguardante i dispositivi creati in precedenza che fossero basati sulla data physicalization, dalla quale è stato estrapolato un dataset da cui sono stati estratti dati utili. In particolare, quali sensi fossero stati sfruttati per ogni oggetto creato, quale fosse il livello di interazione con l’utente e<text:s/>se i dati “fisicalizzati” fossero dinamici o statici. Notando che l’udito era scarsamente sfruttato, si è deciso di implementare un device che rappresentasse i dati principalmente tramite l’udito (integrando anche la vista per una maggiore leggibilità del<text:s/>dato), che avesse un buon livello di interazione con l’utente e che i dati utilizzati fossero dinamici. Quest’ultimo punto ha portato a sviluppare il prototipo come un device IoT, che riuscisse ad elaborare dati in real-time e che fosse interrogabile da remoto. In aggiunta, si è notato che le tecnologie IoT sono state raramente utilizzate nel campo della data physicalization, il che ha rafforzato l’idea di farne uso.</text:p>
      <text:p text:style-name="P18">Per l’udito si è scelto di utilizzare la musica come mezzo di comunicazione dell’informazione, in particolare i generi musicali come elemento di categorizzazione: le canzoni vengono riprodotte<text:s/>da uno speaker<text:s/>in streaming, interrogando delle webradio orientate a generi specifici; da qui deriva il nome Physiradio per il device.</text:p>
      <text:p text:style-name="P19">Per quanto concerne<text:s/>la vista si è optato per l’utilizzo di singoli colori, visibili tramite una striscia led rgb.<text:s/></text:p>
      <text:p text:style-name="P20">Per i dati da rappresentare si è optato per il tempo atmosferico, poiché, per un primo prototipo, è stato scelto un dato che fosse di facile comprensione<text:s/>per l’utente medio. Ci si è così basati sulla piattaforma (open source) OpenWeatherMap, la quale fornisce delle API interrogabili facilmente dalla scheda embedded usata nel device.</text:p>
      <text:p text:style-name="P21">Tra questi tre elementi (musica, colore e tempo atmosferico) è stato fatto un mapping, in modo tale che il tempo atmosferico (in part. Condizione attuale e umidità relativa, di una città) sia tradotto in una coppia specifica di genere musicale e colore.<text:s/></text:p>
      <text:p text:style-name="P22">Successivamente è stata creata un’applicazione multipiattaforma, chiamata<text:s/>Physiradio MQTT interface, per dare un esempio di interazione con il device.</text:p>
      <text:p text:style-name="P23">Infine, il device è stato sottoposto a molteplici gruppi di utenti, i quali hanno compilato un questionario e dato feedback. I dati risultanti sono stati registrati in un<text:s/>dataset, dal quale è stato possibile estrarre dati utili riguardo all’esperienza di fruizione del dispositivo.</text:p>
      <text:p text:style-name="P24">5 - Tecnologie coinvolte</text:p>
      <text:p text:style-name="P25">Sono state coinvolte tecnologie sia hardware che software:</text:p>
      <text:list text:style-name="LFO1" text:continue-numbering="true">
        <text:list-item>
          <text:p text:style-name="P26">Hardware: una Scheda Embedded Wemos D1 Mini, un codec audio VS1053 (LcTechnology), un cabinet vintage in legno Magneti Marelli, che monta all’interno un piccolo speaker, e una striscia led digitale WS2801.</text:p>
        </text:list-item>
        <text:list-item>
          <text:p text:style-name="P27">Software: Arduino IDE (con utilizzo di librerie esterne per protocollo MQTT, interpretazione file JSON e comunicazione con il codec audio), Jupyter Notebook con script Python3 (per tutta l’analisi dei dataset), Unity Engine (per l’applicazione), Fritzing (per creare lo schema del cablaggio).</text:p>
        </text:list-item>
      </text:list>
      <text:p text:style-name="P28"/>
      <text:soft-page-break/>
      <text:p text:style-name="P29">6 - Competenze e risultati raggiunti</text:p>
      <text:p text:style-name="P30"><text:span text:style-name="T31">Risultati raggiunti:</text:span><text:span text:style-name="T32"><text:s/>Il device è sta</text:span><text:span text:style-name="T33">to creato ed è funzionante. Esso, sebbene il mapping non sia molto solido, riesce nell’intento “fisicalizzare” i dati atmosferici tramite musica e colori. Riesce inoltre instillare curiosità negli utenti che ne hanno usufruito, e buona parte di essi riteng</text:span><text:span text:style-name="T34">ono che sia efficace come concetto e funzionamento.</text:span></text:p>
      <text:p text:style-name="P35"><text:span text:style-name="T36">Problemi affrontati:</text:span><text:span text:style-name="T37"><text:s/>Il problema principale affrontato, è relativo al fatto che un dispositivo con le caratteristiche desiderate, non è stato trovato sulla rete. Di conseguenza, è stato fatto un lavoro di</text:span><text:span text:style-name="T38"><text:s/>combinazione di componenti hardware e software, di vario tipo, al fine di costruire e programmare il dispositivo come si era predisposti di fare. Per la parte software nello specifico, si è dovuto implementare il protocollo MQTT, per la comunicazione da r</text:span><text:span text:style-name="T39">emoto, e un cooperative multitasking per gestire molteplici funzionalità.</text:span></text:p>
      <text:p text:style-name="P40">Secondariamente, l’intento iniziale nella scelta della musica, come mezzo primario della trasmissione del dato, idealmente prevedeva una categorizzazione migliore, con la possibilità<text:s/>di poter selezionare le canzoni in base ad un tagging specifico. Tuttavia, per via dei limiti delle piattaforme di streaming più rinomate (in quanto private e chiuse), non è stato possibile possedere quei flussi streaming. Di conseguenza, si è ripiegato sull’utilizzo dei generi musicali come categorizzazione e distinzione del dato da rappresentare, streammabili tramite delle webradio di libera fruizione e che sono orientate a generi musicali specifici.<text:s/></text:p>
      <text:p text:style-name="P41"><text:span text:style-name="T42">Osservazioni finali:</text:span><text:span text:style-name="T43"><text:s/>Physiradio potrebbe essere uno s</text:span><text:span text:style-name="T44">punto interessante per poter continuare a sviluppare device di questo tipo, cercando vie alternative, non convenzionali, per rappresentare dati di varia natura.</text:span></text:p>
      <text:p text:style-name="P45">7 – Bibliografia/Sitografia di riferimento</text:p>
      <text:list text:style-name="LFO2" text:continue-numbering="true">
        <text:list-item>
          <text:p text:style-name="P46"><text:span text:style-name="T47">Sito ufficiale sulla data physicalization:<text:s/></text:span><text:a xlink:href="http://dataphys.org/" office:target-frame-name="_top" xlink:show="replace"><text:span text:style-name="T48">http://dataphys.org/</text:span></text:a></text:p>
        </text:list-item>
        <text:list-item>
          <text:p text:style-name="P49"><text:span text:style-name="T50">Worlu Chijioke. Predicting listener's mood based on music genre: An adapted reproduced model of Russell and Thayer.<text:s/></text:span><text:span text:style-name="T51">Journal of Technology Management and Business</text:span></text:p>
        </text:list-item>
        <text:list-item>
          <text:p text:style-name="P52"><text:span text:style-name="T53">Byeong-Jun Han, Seungmin Rho, Sanghoon Jun,<text:s/></text:span><text:span text:style-name="T54">and Eenjun Hwang. Music emotion classification and context-based music recommendation.<text:s/></text:span><text:span text:style-name="T55">Multimedia Tools and Applications</text:span></text:p>
        </text:list-item>
        <text:list-item>
          <text:p text:style-name="P56"><text:span text:style-name="T57">Yvonne Jansen, Pierre Dragicevic, Petra Isenberg, Jason Alexander, Abhijit Karnik, Johan Kildal, Sriram Subramanian, and Kasper Hornbae</text:span><text:span text:style-name="T58">k.<text:s/></text:span><text:span text:style-name="T59">Opportunities and challenges for data physicalization.<text:s/></text:span><text:span text:style-name="T60">In Proceedings of the 33rd Annual ACM Conference on Human Factors in Computing Systems</text:span></text:p>
        </text:list-item>
        <text:list-item>
          <text:p text:style-name="P61"><text:span text:style-name="T62">Debajyoti Karmaker, Md Al Imran, Niaj Mohammad, Mohaiminul Islam, and Md Nafees Mahbub. An automated music sele</text:span><text:span text:style-name="T63">ctor derived from weather condition and its impact on human psychology.<text:s/></text:span><text:span text:style-name="T64">GSTF Journal on Computing (JoC), Global Science and Technology Forum <text:s/></text:span></text:p>
        </text:list-item>
        <text:list-item>
          <text:p text:style-name="P65"><text:span text:style-name="T66">David A. Rabenhorst, Edward J. Farrell, David H. Jameson, Thomas D. Linton Jr., and Jack A. Mandelman. Complement</text:span><text:span text:style-name="T67">ary visualization and sonification of multidimensional data.<text:s/></text:span><text:span text:style-name="T68">Extracting Meaning from Complex Data: Processing, Display, Interaction</text:span></text:p>
        </text:list-item>
      </text:list>
      <text:p text:style-name="P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true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mone Scaravati</meta:initial-creator>
    <dc:creator>Simone Scaravati</dc:creator>
    <meta:creation-date>2020-06-18T08:11:00Z</meta:creation-date>
    <dc:date>2020-07-02T08:39:00Z</dc:date>
    <meta:print-date>2020-07-02T08:31:00Z</meta:print-date>
    <meta:template xlink:href="Normal.dotm" xlink:type="simple"/>
    <meta:editing-cycles>141</meta:editing-cycles>
    <meta:editing-duration>PT74400S</meta:editing-duration>
    <meta:document-statistic meta:page-count="2" meta:paragraph-count="14" meta:word-count="1084" meta:character-count="7250" meta:row-count="51" meta:non-whitespace-character-count="6180"/>
  </office:meta>
</office:document-meta>
</file>